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f08c2a3e0" style:family="table" style:master-page-name="ta-mp-0x7f5f08c2a3e0">
      <style:table-properties table:display="true" style:writing-mode="lr-tb"/>
    </style:style>
    <style:style style:name="ta-0x7f5f08c2a5d0" style:family="table" style:master-page-name="ta-mp-0x7f5f08c2a5d0">
      <style:table-properties table:display="true" style:writing-mode="lr-tb"/>
    </style:style>
    <style:style style:name="ta-0x7f5f08c2a7c0" style:family="table" style:master-page-name="ta-mp-0x7f5f08c2a7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f08c615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f08c61b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f08c61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5f08c2a3e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0" table:number-columns-repeated="253"/>
        <table:table-row table:style-name="AROW-1">
          <table:table-cell table:style-name="Gnumeric-default" office:value-type="string">
            <text:p>test</text:p>
          </table:table-cell>
          <table:table-cell table:style-name="Gnumeric-default" office:value-type="string">
            <text:p>abd</text:p>
          </table:table-cell>
          <table:table-cell table:style-name="Gnumeric-default" office:value-type="string">
            <text:p>trhr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gert</text:p>
          </table:table-cell>
          <table:table-cell table:style-name="Gnumeric-default" office:value-type="string">
            <text:p>rthyh</text:p>
          </table:table-cell>
          <table:table-cell table:style-name="Gnumeric-default" office:value-type="string">
            <text:p>trytr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ertewt</text:p>
          </table:table-cell>
          <table:table-cell table:style-name="Gnumeric-default" office:value-type="string">
            <text:p>ertywer</text:p>
          </table:table-cell>
          <table:table-cell table:style-name="Gnumeric-default" office:value-type="string">
            <text:p>ertwer</text:p>
          </table:table-cell>
          <table:table-cell table:number-columns-repeated="253" table:style-name="Gnumeric-default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8">
          <gnm:selection gnm:start-col="4" gnm:start-row="8" gnm:end-col="4" gnm:end-row="8"/>
        </gnm:selections>
      </table:table>
      <table:table table:name="Sheet2" table:style-name="ta-0x7f5f08c2a5d0" table:print="true">
        <office:forms form:automatic-focus="false" form:apply-design-mode="false">
          <form:form/>
        </office:forms>
        <table:table-column table:default-cell-style-name="ACE-0x7f5f08c61b7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5f08c2a7c0" table:print="true">
        <office:forms form:automatic-focus="false" form:apply-design-mode="false">
          <form:form/>
        </office:forms>
        <table:table-column table:default-cell-style-name="ACE-0x7f5f08c6148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f0df498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f09d49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f09d4d7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5f08c2a3e0" style:display-name="Sheet1" style:page-layout-name="pl-0x7f5f0df498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f08c2a5d0" style:display-name="Sheet2" style:page-layout-name="pl-0x7f5f09d49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f08c2a7c0" style:display-name="Sheet3" style:page-layout-name="pl-0x7f5f09d4d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12T12:31:00Z</dc:date>
    <meta:creation-date>2015-03-12T12:30:01Z</meta:creation-date>
    <meta:generator>gnumeric/1.12.9</meta:generator>
  </office:meta>
</office:document-meta>
</file>